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esentar un resumen de la clase de hoy para lña siguiente seman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KaitiM GB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AR PL KaitiM GB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utrul </meta:initial-creator>
    <meta:creation-date>2013-07-01T17:15:48</meta:creation-date>
    <dc:date>2013-07-01T17:16:33</dc:date>
    <dc:creator>edutrul </dc:creator>
    <meta:editing-duration>P0D</meta:editing-duration>
    <meta:editing-cycles>1</meta:editing-cycles>
    <meta:document-statistic meta:table-count="0" meta:image-count="0" meta:object-count="0" meta:page-count="1" meta:paragraph-count="1" meta:word-count="12" meta:character-count="66" meta:non-whitespace-character-count="55"/>
    <meta:generator>LibreOffice/3.5$Linux_x86 LibreOffice_project/350m1$Build-2</meta:generator>
  </office:meta>
</office:document-meta>
</file>